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t</mi>
      <mo stretchy="false">→</mo>
      <mstyle mathsize="16pt">
        <mrow>
          <mstyle mathvariant="bold">
            <mrow>
              <mi>N</mi>
            </mrow>
          </mstyle>
        </mrow>
      </mstyle>
      <mrow>
        <mo stretchy="false">(</mo>
        <mn>0,1</mn>
        <mo stretchy="false">)</mo>
      </mrow>
    </mrow>
    <annotation encoding="StarMath 5.0">t rightarrow size 16 {bold N} (0,1)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1-28T05:30:11.93</meta:creation-date>
    <meta:generator>OpenOffice.org/3.2$Win32 OpenOffice.org_project/320m18$Build-9502</meta:generator>
  </office:meta>
</office:document-meta>
</file>